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542in" fo:margin-left="0.5354in" table:align="left"/>
    </style:style>
    <style:style style:name="Table1.A" style:family="table-column">
      <style:table-column-properties style:column-width="2.5368in"/>
    </style:style>
    <style:style style:name="Table1.B" style:family="table-column">
      <style:table-column-properties style:column-width="3.317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5eb91e" loext:opacity="100%" style:font-name="Adwaita Mono" fo:font-weight="bold" officeooo:rsid="0011083f" officeooo:paragraph-rsid="0011083f" style:font-weight-asian="bold" style:font-weight-complex="bold"/>
    </style:style>
    <style:style style:name="P2" style:family="paragraph" style:parent-style-name="Standard" style:list-style-name="L1">
      <style:text-properties style:use-window-font-color="true" loext:opacity="0%" style:font-name="Adwaita Mono" fo:font-weight="normal" officeooo:rsid="0011083f" officeooo:paragraph-rsid="0011083f" style:font-weight-asian="normal" style:font-weight-complex="normal"/>
    </style:style>
    <style:style style:name="P3" style:family="paragraph" style:parent-style-name="Standard">
      <style:text-properties style:use-window-font-color="true" loext:opacity="0%" style:font-name="Adwaita Mono" fo:font-weight="normal" officeooo:rsid="0011083f" officeooo:paragraph-rsid="0011083f" style:font-weight-asian="normal" style:font-weight-complex="normal"/>
    </style:style>
    <style:style style:name="P4" style:family="paragraph" style:parent-style-name="Standard">
      <style:text-properties fo:color="#5eb91e" loext:opacity="100%" style:font-name="Adwaita Mono" fo:font-weight="bold" officeooo:rsid="00158bbb" officeooo:paragraph-rsid="00158bbb" style:font-weight-asian="bold" style:font-weight-complex="bold"/>
    </style:style>
    <style:style style:name="P5" style:family="paragraph" style:parent-style-name="Standard" style:list-style-name="L2">
      <style:text-properties style:use-window-font-color="true" loext:opacity="0%" style:font-name="Adwaita Mono" fo:font-weight="normal" officeooo:rsid="0016e56b" officeooo:paragraph-rsid="0016e56b" style:font-weight-asian="normal" style:font-weight-complex="normal"/>
    </style:style>
    <style:style style:name="P6" style:family="paragraph" style:parent-style-name="Standard">
      <style:text-properties style:use-window-font-color="true" loext:opacity="0%" style:font-name="Adwaita Mono" fo:font-weight="normal" officeooo:rsid="0016e56b" officeooo:paragraph-rsid="0016e56b" style:font-weight-asian="normal" style:font-weight-complex="normal"/>
    </style:style>
    <style:style style:name="P7" style:family="paragraph" style:parent-style-name="Standard" style:list-style-name="L2">
      <style:text-properties style:use-window-font-color="true" loext:opacity="0%" style:font-name="Adwaita Mono" fo:font-weight="normal" officeooo:rsid="001cc613" officeooo:paragraph-rsid="001cc613" style:font-weight-asian="normal" style:font-weight-complex="normal"/>
    </style:style>
    <style:style style:name="P8" style:family="paragraph" style:parent-style-name="Standard" style:list-style-name="L2">
      <style:text-properties style:font-name="Adwaita Mono" officeooo:paragraph-rsid="001e0e82"/>
    </style:style>
    <style:style style:name="P9" style:family="paragraph" style:parent-style-name="Standard">
      <style:text-properties style:use-window-font-color="true" loext:opacity="0%" style:font-name="Adwaita Mono" fo:font-weight="normal" officeooo:rsid="001ee915" officeooo:paragraph-rsid="001e0e82" style:font-weight-asian="normal" style:font-weight-complex="normal"/>
    </style:style>
    <style:style style:name="P10" style:family="paragraph" style:parent-style-name="Standard" style:list-style-name="L2">
      <style:text-properties style:use-window-font-color="true" loext:opacity="0%" style:font-name="Adwaita Mono" fo:font-weight="normal" officeooo:rsid="001ef61e" officeooo:paragraph-rsid="001ef61e" style:font-weight-asian="normal" style:font-weight-complex="normal"/>
    </style:style>
    <style:style style:name="P11" style:family="paragraph" style:parent-style-name="Standard" style:list-style-name="L2">
      <style:text-properties style:use-window-font-color="true" loext:opacity="0%" style:font-name="Adwaita Mono" fo:font-weight="normal" officeooo:rsid="001f0383" officeooo:paragraph-rsid="001f0383" style:font-weight-asian="normal" style:font-weight-complex="normal"/>
    </style:style>
    <style:style style:name="P12" style:family="paragraph" style:parent-style-name="Standard" style:list-style-name="L2">
      <style:text-properties style:use-window-font-color="true" loext:opacity="0%" style:font-name="Adwaita Mono" fo:font-weight="normal" officeooo:rsid="002b5d0d" officeooo:paragraph-rsid="002b5d0d" style:font-weight-asian="normal" style:font-weight-complex="normal"/>
    </style:style>
    <style:style style:name="P13" style:family="paragraph" style:parent-style-name="Standard" style:list-style-name="L2">
      <style:text-properties style:use-window-font-color="true" loext:opacity="0%" style:font-name="Adwaita Mono" fo:font-weight="normal" officeooo:rsid="0030378b" officeooo:paragraph-rsid="0030378b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Adwaita Mono" fo:font-weight="normal" officeooo:rsid="0031ae80" officeooo:paragraph-rsid="0030378b" style:font-weight-asian="normal" style:font-weight-complex="normal"/>
    </style:style>
    <style:style style:name="P15" style:family="paragraph" style:parent-style-name="Standard" style:list-style-name="L2">
      <style:text-properties style:use-window-font-color="true" loext:opacity="0%" style:font-name="Adwaita Mono" fo:font-weight="normal" officeooo:rsid="00362ff6" officeooo:paragraph-rsid="00362ff6" style:font-weight-asian="normal" style:font-weight-complex="normal"/>
    </style:style>
    <style:style style:name="P16" style:family="paragraph" style:parent-style-name="Standard" style:list-style-name="L2">
      <style:text-properties style:use-window-font-color="true" loext:opacity="0%" style:font-name="Adwaita Mono" fo:font-weight="normal" officeooo:rsid="00376dae" officeooo:paragraph-rsid="00376dae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Adwaita Mono" fo:font-weight="normal" officeooo:rsid="00376dae" officeooo:paragraph-rsid="00376dae" style:font-weight-asian="normal" style:font-weight-complex="normal"/>
    </style:style>
    <style:style style:name="P18" style:family="paragraph" style:parent-style-name="Standard" style:list-style-name="L3">
      <style:text-properties style:use-window-font-color="true" loext:opacity="0%" style:font-name="Adwaita Mono" fo:font-weight="normal" officeooo:rsid="0068513d" officeooo:paragraph-rsid="006919c3" style:font-weight-asian="normal" style:font-weight-complex="normal"/>
    </style:style>
    <style:style style:name="P19" style:family="paragraph" style:parent-style-name="Standard" style:list-style-name="L3">
      <style:text-properties style:use-window-font-color="true" loext:opacity="0%" style:font-name="Adwaita Mono" fo:font-weight="normal" officeooo:rsid="0039b32a" officeooo:paragraph-rsid="006919c3" style:font-weight-asian="normal" style:font-weight-complex="normal"/>
    </style:style>
    <style:style style:name="P20" style:family="paragraph" style:parent-style-name="Standard" style:list-style-name="L4">
      <style:text-properties style:use-window-font-color="true" loext:opacity="0%" style:font-name="Adwaita Mono" fo:font-weight="normal" officeooo:rsid="0039b32a" officeooo:paragraph-rsid="0039b32a" style:font-weight-asian="normal" style:font-weight-complex="normal"/>
    </style:style>
    <style:style style:name="P21" style:family="paragraph" style:parent-style-name="Standard" style:list-style-name="L4">
      <style:text-properties style:use-window-font-color="true" loext:opacity="0%" style:font-name="Adwaita Mono" fo:font-weight="normal" officeooo:rsid="003b9658" officeooo:paragraph-rsid="003b9658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Adwaita Mono" fo:font-weight="normal" officeooo:rsid="003b9658" officeooo:paragraph-rsid="003b9658" style:font-weight-asian="normal" style:font-weight-complex="normal"/>
    </style:style>
    <style:style style:name="P23" style:family="paragraph" style:parent-style-name="Standard" style:list-style-name="L4">
      <style:text-properties style:use-window-font-color="true" loext:opacity="0%" style:font-name="Adwaita Mono" fo:font-weight="normal" officeooo:rsid="003df59e" officeooo:paragraph-rsid="003df59e" style:font-weight-asian="normal" style:font-weight-complex="normal"/>
    </style:style>
    <style:style style:name="P24" style:family="paragraph" style:parent-style-name="Standard" style:list-style-name="L4">
      <style:text-properties style:use-window-font-color="true" loext:opacity="0%" style:font-name="Adwaita Mono" fo:font-weight="normal" officeooo:rsid="003e943c" officeooo:paragraph-rsid="003e943c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Adwaita Mono" fo:font-weight="normal" officeooo:rsid="004252f7" officeooo:paragraph-rsid="003e943c" style:font-weight-asian="normal" style:font-weight-complex="normal"/>
    </style:style>
    <style:style style:name="P26" style:family="paragraph" style:parent-style-name="Standard" style:list-style-name="L4">
      <style:text-properties style:use-window-font-color="true" loext:opacity="0%" style:font-name="Adwaita Mono" fo:font-weight="normal" officeooo:rsid="00477292" officeooo:paragraph-rsid="00477292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Adwaita Mono" fo:font-weight="normal" officeooo:rsid="0063762a" officeooo:paragraph-rsid="00477292" style:font-weight-asian="normal" style:font-weight-complex="normal"/>
    </style:style>
    <style:style style:name="P28" style:family="paragraph" style:parent-style-name="Table_20_Contents">
      <style:text-properties style:font-name="Adwaita Mono" officeooo:rsid="00612972" officeooo:paragraph-rsid="00612972"/>
    </style:style>
    <style:style style:name="P29" style:family="paragraph" style:parent-style-name="Standard" style:list-style-name="L5">
      <style:text-properties style:use-window-font-color="true" loext:opacity="0%" style:font-name="Adwaita Mono" fo:font-weight="normal" officeooo:rsid="0063762a" officeooo:paragraph-rsid="0063762a" style:font-weight-asian="normal" style:font-weight-complex="normal"/>
    </style:style>
    <style:style style:name="P30" style:family="paragraph" style:parent-style-name="Standard" style:list-style-name="L5">
      <style:text-properties officeooo:paragraph-rsid="0067209a"/>
    </style:style>
    <style:style style:name="P31" style:family="paragraph" style:parent-style-name="Standard">
      <style:text-properties style:use-window-font-color="true" loext:opacity="0%" style:font-name="Adwaita Mono" fo:font-weight="normal" officeooo:rsid="00682537" officeooo:paragraph-rsid="0067209a" style:font-weight-asian="normal" style:font-weight-complex="normal"/>
    </style:style>
    <style:style style:name="P32" style:family="paragraph" style:parent-style-name="Standard" style:list-style-name="L5">
      <style:text-properties style:use-window-font-color="true" loext:opacity="0%" style:font-name="Adwaita Mono" fo:font-weight="normal" officeooo:rsid="0068513d" officeooo:paragraph-rsid="006af3dd" style:font-weight-asian="normal" style:font-weight-complex="normal"/>
    </style:style>
    <style:style style:name="P33" style:family="paragraph" style:parent-style-name="Standard" style:list-style-name="L5">
      <style:text-properties style:use-window-font-color="true" loext:opacity="0%" style:font-name="Adwaita Mono" fo:font-weight="normal" officeooo:rsid="006af3dd" officeooo:paragraph-rsid="006af3dd" style:font-weight-asian="normal" style:font-weight-complex="normal"/>
    </style:style>
    <style:style style:name="P34" style:family="paragraph" style:parent-style-name="Standard" style:list-style-name="L5">
      <style:text-properties style:use-window-font-color="true" loext:opacity="0%" style:font-name="Adwaita Mono" fo:font-weight="normal" officeooo:rsid="006c3923" officeooo:paragraph-rsid="006c3923" style:font-weight-asian="normal" style:font-weight-complex="normal"/>
    </style:style>
    <style:style style:name="P35" style:family="paragraph" style:parent-style-name="Standard" style:list-style-name="L5">
      <style:text-properties style:use-window-font-color="true" loext:opacity="0%" style:font-name="Adwaita Mono" fo:font-weight="normal" officeooo:rsid="006e0051" officeooo:paragraph-rsid="006e0051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Adwaita Mono" fo:font-weight="normal" officeooo:rsid="006e0051" officeooo:paragraph-rsid="006e0051" style:font-weight-asian="normal" style:font-weight-complex="normal"/>
    </style:style>
    <style:style style:name="P37" style:family="paragraph" style:parent-style-name="Standard" style:list-style-name="L5">
      <style:text-properties style:use-window-font-color="true" loext:opacity="0%" style:font-name="Adwaita Mono" fo:font-weight="normal" officeooo:rsid="006fa7eb" officeooo:paragraph-rsid="006fa7eb" style:font-weight-asian="normal" style:font-weight-complex="normal"/>
    </style:style>
    <style:style style:name="P38" style:family="paragraph" style:parent-style-name="Standard" style:list-style-name="L5">
      <style:text-properties style:use-window-font-color="true" loext:opacity="0%" style:font-name="Adwaita Mono" fo:font-weight="normal" officeooo:rsid="0071321f" officeooo:paragraph-rsid="0071321f" style:font-weight-asian="normal" style:font-weight-complex="normal"/>
    </style:style>
    <style:style style:name="P39" style:family="paragraph" style:parent-style-name="Standard" style:list-style-name="L5">
      <style:text-properties style:use-window-font-color="true" loext:opacity="0%" style:font-name="Adwaita Mono" fo:font-weight="normal" officeooo:rsid="0072d293" officeooo:paragraph-rsid="0072d293" style:font-weight-asian="normal" style:font-weight-complex="normal"/>
    </style:style>
    <style:style style:name="T1" style:family="text">
      <style:text-properties officeooo:rsid="0012e1e8"/>
    </style:style>
    <style:style style:name="T2" style:family="text">
      <style:text-properties officeooo:rsid="0019d07e"/>
    </style:style>
    <style:style style:name="T3" style:family="text">
      <style:text-properties officeooo:rsid="0018cb59"/>
    </style:style>
    <style:style style:name="T4" style:family="text">
      <style:text-properties officeooo:rsid="001a8324"/>
    </style:style>
    <style:style style:name="T5" style:family="text">
      <style:text-properties officeooo:rsid="001b0ea5"/>
    </style:style>
    <style:style style:name="T6" style:family="text">
      <style:text-properties style:use-window-font-color="true" loext:opacity="0%" fo:font-weight="normal" officeooo:rsid="001e0e82" style:font-weight-asian="normal" style:font-weight-complex="normal"/>
    </style:style>
    <style:style style:name="T7" style:family="text">
      <style:text-properties style:use-window-font-color="true" loext:opacity="0%" fo:font-weight="normal" officeooo:rsid="001ee915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ef6c6"/>
    </style:style>
    <style:style style:name="T11" style:family="text">
      <style:text-properties style:text-position="0% 100%" officeooo:rsid="0031ae80"/>
    </style:style>
    <style:style style:name="T12" style:family="text">
      <style:text-properties style:text-position="0% 100%" officeooo:rsid="0039b32a"/>
    </style:style>
    <style:style style:name="T13" style:family="text">
      <style:text-properties officeooo:rsid="00388eef"/>
    </style:style>
    <style:style style:name="T14" style:family="text">
      <style:text-properties officeooo:rsid="006919c3"/>
    </style:style>
    <style:style style:name="T15" style:family="text">
      <style:text-properties officeooo:rsid="003a800e"/>
    </style:style>
    <style:style style:name="T16" style:family="text">
      <style:text-properties style:text-position="sub 58%" officeooo:rsid="0040dff6"/>
    </style:style>
    <style:style style:name="T17" style:family="text">
      <style:text-properties officeooo:rsid="003ca5ad"/>
    </style:style>
    <style:style style:name="T18" style:family="text">
      <style:text-properties officeooo:rsid="004d10e7"/>
    </style:style>
    <style:style style:name="T19" style:family="text">
      <style:text-properties officeooo:rsid="0057ed13"/>
    </style:style>
    <style:style style:name="T20" style:family="text">
      <style:text-properties style:text-position="super 58%" officeooo:rsid="004d10e7"/>
    </style:style>
    <style:style style:name="T21" style:family="text">
      <style:text-properties style:text-position="0% 100%" officeooo:rsid="004d10e7"/>
    </style:style>
    <style:style style:name="T22" style:family="text">
      <style:text-properties style:text-position="0% 100%" officeooo:rsid="0057ed13"/>
    </style:style>
    <style:style style:name="T23" style:family="text">
      <style:text-properties officeooo:rsid="004ee16e"/>
    </style:style>
    <style:style style:name="T24" style:family="text">
      <style:text-properties style:text-position="super 58%" officeooo:rsid="004ee16e"/>
    </style:style>
    <style:style style:name="T25" style:family="text">
      <style:text-properties style:text-position="0% 100%" officeooo:rsid="004ee16e"/>
    </style:style>
    <style:style style:name="T26" style:family="text">
      <style:text-properties officeooo:rsid="004fef5f"/>
    </style:style>
    <style:style style:name="T27" style:family="text">
      <style:text-properties style:text-position="super 58%" officeooo:rsid="004fef5f"/>
    </style:style>
    <style:style style:name="T28" style:family="text">
      <style:text-properties style:text-position="0% 100%" officeooo:rsid="004fef5f"/>
    </style:style>
    <style:style style:name="T29" style:family="text">
      <style:text-properties style:text-position="0% 100%" officeooo:rsid="0040dff6"/>
    </style:style>
    <style:style style:name="T30" style:family="text">
      <style:text-properties style:text-position="0% 100%" officeooo:rsid="003c85d7"/>
    </style:style>
    <style:style style:name="T31" style:family="text">
      <style:text-properties style:text-position="0% 100%" officeooo:rsid="00502a0a"/>
    </style:style>
    <style:style style:name="T32" style:family="text">
      <style:text-properties style:text-position="super 58%" officeooo:rsid="00518997"/>
    </style:style>
    <style:style style:name="T33" style:family="text">
      <style:text-properties style:text-position="0% 100%" officeooo:rsid="00518997"/>
    </style:style>
    <style:style style:name="T34" style:family="text">
      <style:text-properties style:text-position="super 58%" officeooo:rsid="00502a0a"/>
    </style:style>
    <style:style style:name="T35" style:family="text">
      <style:text-properties officeooo:rsid="003c85d7"/>
    </style:style>
    <style:style style:name="T36" style:family="text">
      <style:text-properties officeooo:rsid="005307fb"/>
    </style:style>
    <style:style style:name="T37" style:family="text">
      <style:text-properties style:text-position="super 58%" officeooo:rsid="005307fb"/>
    </style:style>
    <style:style style:name="T38" style:family="text">
      <style:text-properties style:text-position="0% 100%" officeooo:rsid="005307fb"/>
    </style:style>
    <style:style style:name="T39" style:family="text">
      <style:text-properties style:text-position="sub 58%" officeooo:rsid="003fcfa2"/>
    </style:style>
    <style:style style:name="T40" style:family="text">
      <style:text-properties style:text-position="0% 100%" officeooo:rsid="00419c6b"/>
    </style:style>
    <style:style style:name="T41" style:family="text">
      <style:text-properties style:text-position="0% 100%" officeooo:rsid="00437963"/>
    </style:style>
    <style:style style:name="T42" style:family="text">
      <style:text-properties style:text-position="0% 100%" officeooo:rsid="0054c626"/>
    </style:style>
    <style:style style:name="T43" style:family="text">
      <style:text-properties style:text-position="0% 100%" officeooo:rsid="005644e2"/>
    </style:style>
    <style:style style:name="T44" style:family="text">
      <style:text-properties style:text-position="sub 58%" officeooo:rsid="0054c626"/>
    </style:style>
    <style:style style:name="T45" style:family="text">
      <style:text-properties style:text-position="super 58%" officeooo:rsid="0054c626"/>
    </style:style>
    <style:style style:name="T46" style:family="text">
      <style:text-properties style:text-position="0% 100%" officeooo:rsid="00556b90"/>
    </style:style>
    <style:style style:name="T47" style:family="text">
      <style:text-properties style:text-position="0% 100%" officeooo:rsid="0055c795"/>
    </style:style>
    <style:style style:name="T48" style:family="text">
      <style:text-properties style:text-position="0% 100%" officeooo:rsid="00450f9c"/>
    </style:style>
    <style:style style:name="T49" style:family="text">
      <style:text-properties style:text-position="0% 100%" officeooo:rsid="005838e7"/>
    </style:style>
    <style:style style:name="T50" style:family="text">
      <style:text-properties style:text-position="sub 58%" officeooo:rsid="005838e7"/>
    </style:style>
    <style:style style:name="T51" style:family="text">
      <style:text-properties style:text-position="super 58%" officeooo:rsid="005838e7"/>
    </style:style>
    <style:style style:name="T52" style:family="text">
      <style:text-properties style:text-position="0% 100%" officeooo:rsid="0058f4d1"/>
    </style:style>
    <style:style style:name="T53" style:family="text">
      <style:text-properties style:text-position="sub 58%" officeooo:rsid="0058f4d1"/>
    </style:style>
    <style:style style:name="T54" style:family="text">
      <style:text-properties style:text-position="super 58%" officeooo:rsid="0058f4d1"/>
    </style:style>
    <style:style style:name="T55" style:family="text">
      <style:text-properties style:text-position="0% 100%" officeooo:rsid="005c7ea9"/>
    </style:style>
    <style:style style:name="T56" style:family="text">
      <style:text-properties style:text-position="sub 58%" officeooo:rsid="005c7ea9"/>
    </style:style>
    <style:style style:name="T57" style:family="text">
      <style:text-properties style:text-position="super 58%" officeooo:rsid="005c7ea9"/>
    </style:style>
    <style:style style:name="T58" style:family="text">
      <style:text-properties style:text-position="0% 100%" officeooo:rsid="005cb8d2"/>
    </style:style>
    <style:style style:name="T59" style:family="text">
      <style:text-properties style:text-position="sub 58%" officeooo:rsid="005cb8d2"/>
    </style:style>
    <style:style style:name="T60" style:family="text">
      <style:text-properties style:text-position="super 58%" officeooo:rsid="005cb8d2"/>
    </style:style>
    <style:style style:name="T61" style:family="text">
      <style:text-properties style:text-position="0% 100%" officeooo:rsid="004252f7"/>
    </style:style>
    <style:style style:name="T62" style:family="text">
      <style:text-properties style:text-position="0% 100%" officeooo:rsid="004656a8"/>
    </style:style>
    <style:style style:name="T63" style:family="text">
      <style:text-properties style:text-position="0% 100%" officeooo:rsid="0060079e"/>
    </style:style>
    <style:style style:name="T64" style:family="text">
      <style:text-properties style:text-position="sub 58%" officeooo:rsid="0060079e"/>
    </style:style>
    <style:style style:name="T65" style:family="text">
      <style:text-properties style:text-position="super 58%" officeooo:rsid="0060079e"/>
    </style:style>
    <style:style style:name="T66" style:family="text">
      <style:text-properties officeooo:rsid="0049351b"/>
    </style:style>
    <style:style style:name="T67" style:family="text">
      <style:text-properties style:text-position="sub 58%" officeooo:rsid="0049351b"/>
    </style:style>
    <style:style style:name="T68" style:family="text">
      <style:text-properties officeooo:rsid="004b0752"/>
    </style:style>
    <style:style style:name="T69" style:family="text">
      <style:text-properties officeooo:rsid="0060eba4"/>
    </style:style>
    <style:style style:name="T70" style:family="text">
      <style:text-properties style:text-position="super 58%" officeooo:rsid="0060eba4"/>
    </style:style>
    <style:style style:name="T71" style:family="text">
      <style:text-properties style:text-position="0% 100%" officeooo:rsid="0060eba4"/>
    </style:style>
    <style:style style:name="T72" style:family="text">
      <style:text-properties style:text-position="0% 100%" officeooo:rsid="0049351b"/>
    </style:style>
    <style:style style:name="T73" style:family="text">
      <style:text-properties style:text-position="0% 100%" officeooo:rsid="004b0752"/>
    </style:style>
    <style:style style:name="T74" style:family="text">
      <style:text-properties style:text-position="sub 58%" officeooo:rsid="0060eba4"/>
    </style:style>
    <style:style style:name="T75" style:family="text">
      <style:text-properties style:text-position="0% 100%" officeooo:rsid="0065a070"/>
    </style:style>
    <style:style style:name="T76" style:family="text">
      <style:text-properties style:text-position="sub 58%" officeooo:rsid="0065a070"/>
    </style:style>
    <style:style style:name="T77" style:family="text">
      <style:text-properties style:text-position="0% 100%" fo:font-weight="normal" officeooo:rsid="007a002b" style:font-weight-asian="normal" style:font-weight-complex="normal"/>
    </style:style>
    <style:style style:name="T78" style:family="text">
      <style:text-properties officeooo:rsid="0063e1a1"/>
    </style:style>
    <style:style style:name="T79" style:family="text">
      <style:text-properties style:use-window-font-color="true" loext:opacity="0%" style:font-name="Adwaita Mono" fo:font-weight="normal" officeooo:rsid="0067209a" style:font-weight-asian="normal" style:font-weight-complex="normal"/>
    </style:style>
    <style:style style:name="T80" style:family="text">
      <style:text-properties style:use-window-font-color="true" loext:opacity="0%" style:text-position="sub 58%" style:font-name="Adwaita Mono" fo:font-weight="normal" officeooo:rsid="0067209a" style:font-weight-asian="normal" style:font-weight-complex="normal"/>
    </style:style>
    <style:style style:name="T81" style:family="text">
      <style:text-properties style:use-window-font-color="true" loext:opacity="0%" style:text-position="0% 100%" style:font-name="Adwaita Mono" fo:font-weight="normal" officeooo:rsid="0067209a" style:font-weight-asian="normal" style:font-weight-complex="normal"/>
    </style:style>
    <style:style style:name="T82" style:family="text">
      <style:text-properties style:use-window-font-color="true" loext:opacity="0%" style:text-position="0% 100%" style:font-name="Adwaita Mono" fo:font-weight="normal" officeooo:rsid="00682537" style:font-weight-asian="normal" style:font-weight-complex="normal"/>
    </style:style>
    <style:style style:name="T83" style:family="text">
      <style:text-properties officeooo:rsid="006af3dd"/>
    </style:style>
    <style:style style:name="T84" style:family="text">
      <style:text-properties officeooo:rsid="00697717"/>
    </style:style>
    <style:style style:name="T85" style:family="text">
      <style:text-properties officeooo:rsid="006a0809"/>
    </style:style>
    <style:style style:name="T86" style:family="text">
      <style:text-properties style:text-position="0% 100%" officeooo:rsid="0074a92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TROST KEMIJSKIH REAKCIJ</text:p>
      <text:list text:style-name="L1">
        <text:list-item>
          <text:p text:style-name="P2">Kemijska kinetika se ukvarja s preučevanjem hitrosti kemijskih reakcij in vplivov na hitrost</text:p>
        </text:list-item>
        <text:list-item>
          <text:p text:style-name="P2">Hitrost kemijske reakcije izrazimo kot spremembo neke merljive fizikalne količine <text:span text:style-name="T1">reaktantov ali produktov</text:span> v odvisnosti od časa</text:p>
        </text:list-item>
      </text:list>
      <text:p text:style-name="P3"/>
      <text:p text:style-name="P4">KEMIJSKO RAVNOTEŽJE</text:p>
      <text:list text:style-name="L2">
        <text:list-item>
          <text:p text:style-name="P5">Enosmerne kemijske reakcije / procesi so ireverzibilni in tam se ne mora v<text:span text:style-name="T2">z</text:span>postaviti ravnotežje</text:p>
        </text:list-item>
        <text:list-item>
          <text:p text:style-name="P5">Obojesmerne kemijske reakcije / procesi so reverzibilni, <text:span text:style-name="T3">ravnotežje se v</text:span><text:span text:style-name="T2">z</text:span><text:span text:style-name="T3">postavi </text:span><text:span text:style-name="T4">ko se koncetracije reaktantov in produktov ne spreminjajo več. </text:span><text:span text:style-name="T5">Ravnotežje, ki se vzpostavi je dinamično, kar pomeni da sta hitrosti reakcije v obe smeri enaki</text:span></text:p>
        </text:list-item>
      </text:list>
      <text:p text:style-name="P6"/>
      <text:list text:continue-numbering="true" text:style-name="L2">
        <text:list-item>
          <text:p text:style-name="P7">Obojesmernost reakcij</text:p>
          <text:list>
            <text:list-item>
              <text:p text:style-name="P8"><text:span text:style-name="T6">Vseeno je ali na začetku damo v posodo reaktante ali produkte, </text:span><text:span text:style-name="T7">pri istih pogojih vedno nastane enako ravnotežje</text:span></text:p>
            </text:list-item>
          </text:list>
        </text:list-item>
      </text:list>
      <text:p text:style-name="P9"/>
      <text:list text:continue-numbering="true" text:style-name="L2">
        <text:list-item>
          <text:p text:style-name="P10">Zakon o vplivu koncentracij</text:p>
          <text:list>
            <text:list-item>
              <text:p text:style-name="P10">Homologno ravnotežje; reaktanti in produkti so v istem agregatnem stanju</text:p>
            </text:list-item>
            <text:list-item>
              <text:p text:style-name="P11"><draw:frame draw:style-name="fr1" draw:name="Object1" text:anchor-type="as-char" svg:y="-0.2984in" svg:width="3.6118in" svg:height="0.5035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11"/>
            </text:list-item>
            <text:list-item>
              <text:p text:style-name="P12">K<text:span text:style-name="T8">C</text:span><text:span text:style-name="T9"> &gt; 1 =&gt; v ravnotežju je več produktov kot reaktantov; ravnotežje je pomaknjeno v smer nastajanja </text:span><text:span text:style-name="T10">reaktantov</text:span></text:p>
            </text:list-item>
            <text:list-item>
              <text:p text:style-name="P13">K<text:span text:style-name="T8">C</text:span><text:span text:style-name="T9"> &lt; </text:span><text:span text:style-name="T11">1 =&gt; v ravnotežju je več reaktantov kot produktov; ravno</text:span><text:span text:style-name="T12">BI</text:span><text:span text:style-name="T11">težje je pomaknjeno v smer nastajanja produktov</text:span></text:p>
            </text:list-item>
          </text:list>
        </text:list-item>
      </text:list>
      <text:p text:style-name="P14"/>
      <text:list text:continue-numbering="true" text:style-name="L2">
        <text:list-item>
          <text:p text:style-name="P15">Vplivi kemijsko ravnotežje</text:p>
          <text:list>
            <text:list-item>
              <text:p text:style-name="P16"><text:span text:style-name="T13">**</text:span>stari zapiski<text:span text:style-name="T13">**</text:span></text:p>
            </text:list-item>
          </text:list>
        </text:list-item>
      </text:list>
      <text:p text:style-name="P17"/>
      <text:p text:style-name="P4">IMENOVANJE KISLIN, BAZ IN SOLI</text:p>
      <text:list text:style-name="L3">
        <text:list-item>
          <text:p text:style-name="P18">KISLINE</text:p>
          <text:p text:style-name="P19"><text:span text:style-name="T14">(</text:span>Binarne<text:span text:style-name="T14">)</text:span></text:p>
        </text:list-item>
      </text:list>
      <text:list text:style-name="L4">
        <text:list-item>
          <text:list>
            <text:list-item>
              <text:p text:style-name="P20">HF<text:span text:style-name="T15"> </text:span><text:span text:style-name="T16"><text:s/></text:span><text:span text:style-name="T15">- vodikov fluorid</text:span><text:span text:style-name="T17">, fluorovodikova kislina</text:span><text:span text:style-name="T18"> </text:span><text:span text:style-name="T19">[</text:span><text:span text:style-name="T18">F</text:span><text:span text:style-name="T20">-</text:span><text:span text:style-name="T21">, fluorid</text:span><text:span text:style-name="T22">]</text:span></text:p>
            </text:list-item>
            <text:list-item>
              <text:p text:style-name="P20">HCl<text:span text:style-name="T16"> </text:span><text:span text:style-name="T15">- vodikov klorid</text:span><text:span text:style-name="T17">, klorovodikova kislina</text:span><text:span text:style-name="T23"> </text:span><text:span text:style-name="T19">[</text:span><text:span text:style-name="T23">Cl</text:span><text:span text:style-name="T24">-</text:span><text:span text:style-name="T25">, klorid</text:span><text:span text:style-name="T22">]</text:span></text:p>
            </text:list-item>
            <text:list-item>
              <text:p text:style-name="P20">HBr<text:span text:style-name="T16"> </text:span><text:span text:style-name="T15">- vodikov bromid</text:span><text:span text:style-name="T17">, bromovodikova kislina</text:span><text:span text:style-name="T26"> </text:span><text:span text:style-name="T19">[</text:span><text:span text:style-name="T26">Br</text:span><text:span text:style-name="T27">-</text:span><text:span text:style-name="T28">, bromid</text:span><text:span text:style-name="T22">]</text:span></text:p>
            </text:list-item>
            <text:list-item>
              <text:p text:style-name="P20">HI<text:span text:style-name="T29"> </text:span><text:span text:style-name="T16"><text:s/></text:span><text:span text:style-name="T15">- vodikov jodid</text:span><text:span text:style-name="T17">, jodovodikova kislina</text:span><text:span text:style-name="T26"> </text:span><text:span text:style-name="T19">[</text:span><text:span text:style-name="T26">I</text:span><text:span text:style-name="T27">-</text:span><text:span text:style-name="T28">, jodid</text:span><text:span text:style-name="T22">]</text:span></text:p>
            </text:list-item>
            <text:list-item>
              <text:p text:style-name="P20">H<text:span text:style-name="T8">2</text:span><text:span text:style-name="T9">S</text:span><text:span text:style-name="T29"> </text:span><text:span text:style-name="T9">- vodikov sulfid</text:span><text:span text:style-name="T30">, žveplovodikova kislina</text:span><text:span text:style-name="T31"> </text:span><text:span text:style-name="T22">[</text:span><text:span text:style-name="T31">HS</text:span><text:span text:style-name="T32">-</text:span><text:span text:style-name="T33">, </text:span><text:span text:style-name="T31">hidrogensulfid</text:span><text:span text:style-name="T33"> /</text:span><text:span text:style-name="T31"> S</text:span><text:span text:style-name="T34">2-</text:span><text:span text:style-name="T33">,</text:span><text:span text:style-name="T31"> sulfid</text:span><text:span text:style-name="T22">]</text:span></text:p>
            </text:list-item>
            <text:list-item>
              <text:p text:style-name="P21">HCN<text:span text:style-name="T16"> </text:span>- vodikov cianid<text:span text:style-name="T35">, cianovodikova kislina</text:span><text:span text:style-name="T36"> </text:span><text:span text:style-name="T19"><text:s/>[</text:span><text:span text:style-name="T36">CN</text:span><text:span text:style-name="T37">-</text:span><text:span text:style-name="T38">, cianid</text:span><text:span text:style-name="T22">]</text:span></text:p>
            </text:list-item>
          </text:list>
        </text:list-item>
      </text:list>
      <text:p text:style-name="P22"/>
      <text:list text:continue-numbering="true" text:style-name="L4">
        <text:list-header>
          <text:p text:style-name="P23"><text:span text:style-name="T14">(</text:span>Oksokisline<text:span text:style-name="T14">)</text:span></text:p>
          <text:list text:continue-numbering="true">
            <text:list-item>
              <text:p text:style-name="P24"><text:soft-page-break/>H<text:span text:style-name="T8">2</text:span><text:span text:style-name="T9">SO</text:span><text:span text:style-name="T8">4</text:span><text:span text:style-name="T39"> </text:span><text:span text:style-name="T9">- </text:span><text:span text:style-name="T40">žveplova </text:span><text:span text:style-name="T41">(VI) </text:span><text:span text:style-name="T40">kislina</text:span><text:span text:style-name="T42"> </text:span><text:span text:style-name="T43">[</text:span><text:span text:style-name="T42">HSO</text:span><text:span text:style-name="T44">4</text:span><text:span text:style-name="T45">-</text:span><text:span text:style-name="T42">, hidrogensulfat</text:span><text:span text:style-name="T46"> (VI)</text:span><text:span text:style-name="T42"> / SO</text:span><text:span text:style-name="T44">4</text:span><text:span text:style-name="T45">-</text:span><text:span text:style-name="T42">, sulfat</text:span><text:span text:style-name="T47"> (VI)</text:span><text:span text:style-name="T43">]</text:span></text:p>
            </text:list-item>
            <text:list-item>
              <text:p text:style-name="P24">H<text:span text:style-name="T8">3</text:span><text:span text:style-name="T9">PO</text:span><text:span text:style-name="T8">4</text:span><text:span text:style-name="T39"> </text:span><text:span text:style-name="T9">-</text:span><text:span text:style-name="T40"> fosforjeva</text:span><text:span text:style-name="T48"> (V)</text:span><text:span text:style-name="T40"> kislina</text:span><text:span text:style-name="T49"> [H</text:span><text:span text:style-name="T50">2</text:span><text:span text:style-name="T49">PO</text:span><text:span text:style-name="T50">4</text:span><text:span text:style-name="T51">-</text:span><text:span text:style-name="T49">, dihidrogenfosfat</text:span><text:span text:style-name="T52"> / HPO</text:span><text:span text:style-name="T53">4</text:span><text:span text:style-name="T54">-</text:span><text:span text:style-name="T52">, hidrogenfosfat / PO</text:span><text:span text:style-name="T53">4</text:span><text:span text:style-name="T54">-</text:span><text:span text:style-name="T52">, fostaft</text:span><text:span text:style-name="T49">]</text:span></text:p>
            </text:list-item>
            <text:list-item>
              <text:p text:style-name="P24">HNO<text:span text:style-name="T8">3</text:span><text:span text:style-name="T39"> <text:s/></text:span><text:span text:style-name="T9">-</text:span><text:span text:style-name="T40"> dušikova (V) kislina</text:span><text:span text:style-name="T52"> [</text:span><text:span text:style-name="T55">NO</text:span><text:span text:style-name="T56">3</text:span><text:span text:style-name="T57">-</text:span><text:span text:style-name="T55">, nitrat]</text:span></text:p>
            </text:list-item>
            <text:list-item>
              <text:p text:style-name="P24">HNO<text:span text:style-name="T8">2</text:span><text:span text:style-name="T39"> <text:s/></text:span><text:span text:style-name="T9">-</text:span><text:span text:style-name="T40"> dušikova (III) kislina</text:span><text:span text:style-name="T58"> [NO</text:span><text:span text:style-name="T59">2</text:span><text:span text:style-name="T60">-</text:span><text:span text:style-name="T58">, nitrit]</text:span></text:p>
            </text:list-item>
            <text:list-item>
              <text:p text:style-name="P24">H<text:span text:style-name="T8">2</text:span><text:span text:style-name="T9">CO</text:span><text:span text:style-name="T8">3</text:span><text:span text:style-name="T39"> </text:span><text:span text:style-name="T9">-</text:span><text:span text:style-name="T61"> ogljikova</text:span><text:span text:style-name="T62"> (IV)</text:span><text:span text:style-name="T61"> kislina</text:span><text:span text:style-name="T63"> [HCO</text:span><text:span text:style-name="T64">3</text:span><text:span text:style-name="T65">-</text:span><text:span text:style-name="T63">, hidrogenkarbonat / CO</text:span><text:span text:style-name="T64">3</text:span><text:span text:style-name="T65">2-</text:span><text:span text:style-name="T63">, karbonat]</text:span></text:p>
            </text:list-item>
          </text:list>
        </text:list-header>
      </text:list>
      <text:p text:style-name="P25"/>
      <text:list text:continue-numbering="true" text:style-name="L4">
        <text:list-header>
          <text:p text:style-name="P26"><text:span text:style-name="T14">(</text:span>Organske kisline<text:span text:style-name="T14">)</text:span></text:p>
          <text:list text:continue-numbering="true">
            <text:list-item>
              <text:p text:style-name="P26">HCOOH<text:span text:style-name="T66"> <text:s/></text:span><text:span text:style-name="T67"><text:s/></text:span><text:span text:style-name="T66">-</text:span><text:span text:style-name="T68"> metanojska (mravljična) kislina</text:span><text:span text:style-name="T69"> [HCOO</text:span><text:span text:style-name="T70">-</text:span><text:span text:style-name="T71">, (metanoat / format)]</text:span></text:p>
            </text:list-item>
            <text:list-item>
              <text:p text:style-name="P26">CH<text:span text:style-name="T8">3</text:span><text:span text:style-name="T9">COOH</text:span><text:span text:style-name="T72"> -</text:span><text:span text:style-name="T73"> etanojska (ocetna) kislina</text:span><text:span text:style-name="T71"> [CH</text:span><text:span text:style-name="T74">3</text:span><text:span text:style-name="T71">COO</text:span><text:span text:style-name="T70">-</text:span><text:span text:style-name="T71">, (etanoat / acetat)]</text:span></text:p>
            </text:list-item>
          </text:list>
        </text:list-header>
      </text:list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Močne kisline</text:p>
          </table:table-cell>
          <table:table-cell table:style-name="Table1.B1" office:value-type="string">
            <text:p text:style-name="P28">Šibke kisline</text:p>
          </table:table-cell>
        </table:table-row>
        <table:table-row>
          <table:table-cell table:style-name="Table1.A2" office:value-type="string">
            <text:p text:style-name="P28">HCl, HBr, HI, H<text:span text:style-name="T8">2</text:span><text:span text:style-name="T9">SO</text:span><text:span text:style-name="T8">4</text:span><text:span text:style-name="T75">, HNO</text:span><text:span text:style-name="T76">3</text:span></text:p>
          </table:table-cell>
          <table:table-cell table:style-name="Table1.B2" office:value-type="string">
            <text:p text:style-name="P28">HF, H<text:span text:style-name="T8">2</text:span><text:span text:style-name="T9">S, HNO</text:span><text:span text:style-name="T8">2</text:span><text:span text:style-name="T9">, R-COOH, H</text:span><text:span text:style-name="T8">2</text:span><text:span text:style-name="T9">CO</text:span><text:span text:style-name="T8">3</text:span><text:span text:style-name="T77">, HCN</text:span></text:p>
          </table:table-cell>
        </table:table-row>
      </table:table>
      <text:list text:style-name="L5">
        <text:list-item>
          <text:list>
            <text:list-item>
              <text:p text:style-name="P29">HF &gt; HCl &gt; HBr &gt; HI<text:span text:style-name="T78"> (jakost)</text:span></text:p>
            </text:list-item>
            <text:list-item>
              <text:p text:style-name="P30"><text:span text:style-name="T79">H</text:span><text:span text:style-name="T80">3</text:span><text:span text:style-name="T81">PO</text:span><text:span text:style-name="T80">4</text:span><text:span text:style-name="T81"> je srednje močna</text:span><text:span text:style-name="T82"> kislina</text:span></text:p>
            </text:list-item>
          </text:list>
        </text:list-item>
      </text:list>
      <text:p text:style-name="P31"/>
      <text:list text:continue-numbering="true" text:style-name="L5">
        <text:list-item>
          <text:p text:style-name="P32">BAZE</text:p>
          <text:p text:style-name="P32"><text:span text:style-name="T83">(</text:span><text:span text:style-name="T84">Hidroksid</text:span><text:span text:style-name="T85">i kovin</text:span><text:span text:style-name="T83">) - močne baze</text:span></text:p>
          <text:list>
            <text:list-item>
              <text:p text:style-name="P33">npr.: NaOH, Ca(OH)<text:span text:style-name="T8">2</text:span></text:p>
              <text:p text:style-name="P33"/>
            </text:list-item>
          </text:list>
          <text:p text:style-name="P34">(Hidroksidi prehodnih kovin) - šibke baze</text:p>
          <text:list text:continue-numbering="true">
            <text:list-item>
              <text:p text:style-name="P35">npr.: Zu(OH)<text:span text:style-name="T8">2</text:span></text:p>
            </text:list-item>
          </text:list>
        </text:list-item>
      </text:list>
      <text:p text:style-name="P36"/>
      <text:list text:continue-numbering="true" text:style-name="L5">
        <text:list-header>
          <text:p text:style-name="P37">(Amonijak in organski amini)</text:p>
          <text:list text:continue-numbering="true">
            <text:list-item>
              <text:p text:style-name="P38">NH<text:span text:style-name="T8">3</text:span></text:p>
            </text:list-item>
            <text:list-item>
              <text:p text:style-name="P38">R - NH<text:span text:style-name="T8">2</text:span><text:span text:style-name="T9"><text:tab/>organski amini</text:span></text:p>
            </text:list-item>
            <text:list-item>
              <text:p text:style-name="P39">R: CH<text:span text:style-name="T8">3</text:span><text:span text:style-name="T9">, CH</text:span><text:span text:style-name="T8">3</text:span><text:span text:style-name="T9">CH</text:span><text:span text:style-name="T8">2</text:span><text:span text:style-name="T9">, C</text:span><text:span text:style-name="T8">6</text:span><text:span text:style-name="T9">H</text:span><text:span text:style-name="T8">5</text:span><text:span text:style-name="T86">, ...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0:21:00.207525987</meta:creation-date>
    <dc:date>2026-03-05T18:31:23.671022450</dc:date>
    <meta:editing-duration>PT1H59M19S</meta:editing-duration>
    <meta:editing-cycles>78</meta:editing-cycles>
    <meta:generator>LibreOffice/25.8.4.2$Linux_X86_64 LibreOffice_project/580$Build-2</meta:generator>
    <meta:document-statistic meta:table-count="1" meta:image-count="0" meta:object-count="1" meta:page-count="2" meta:paragraph-count="50" meta:word-count="390" meta:character-count="2375" meta:non-whitespace-character-count="2068"/>
  </office:meta>
</office:document-meta>
</file>

<file path=Object 1/content.xml><?xml version="1.0" encoding="utf-8"?>
<math xmlns="http://www.w3.org/1998/Math/MathML" display="block">
  <semantics>
    <mrow>
      <msub>
        <mi>K</mi>
        <mi>C</mi>
      </msub>
      <mo stretchy="false">=</mo>
      <mfrac>
        <mrow>
          <msup>
            <mrow>
              <mo fence="true" form="prefix" stretchy="false">[</mo>
              <mrow>
                <mrow>
                  <mi mathvariant="italic">produkt</mi>
                  <mn>1</mn>
                </mrow>
              </mrow>
              <mo fence="true" form="postfix" stretchy="false">]</mo>
            </mrow>
            <mrow>
              <mo fence="true" form="prefix" stretchy="false">(</mo>
              <mrow>
                <mrow>
                  <mi>n</mi>
                  <mi mathvariant="italic">mol</mi>
                  <mi mathvariant="italic">snovi</mi>
                </mrow>
              </mrow>
              <mo fence="true" form="postfix" stretchy="false">)</mo>
            </mrow>
          </msup>
          <mo stretchy="false">⋅</mo>
          <msup>
            <mrow>
              <mo fence="true" form="prefix" stretchy="false">[</mo>
              <mrow>
                <mrow>
                  <mi mathvariant="italic">produkt</mi>
                  <mn>2</mn>
                </mrow>
              </mrow>
              <mo fence="true" form="postfix" stretchy="false">]</mo>
            </mrow>
            <mrow>
              <mo fence="true" form="prefix" stretchy="false">(</mo>
              <mrow>
                <mrow>
                  <mi>n</mi>
                  <mi mathvariant="italic">mol</mi>
                  <mi mathvariant="italic">snovi</mi>
                </mrow>
              </mrow>
              <mo fence="true" form="postfix" stretchy="false">)</mo>
            </mrow>
          </msup>
          <mo stretchy="false">⋅</mo>
          <mn>...</mn>
        </mrow>
        <mrow>
          <msup>
            <mrow>
              <mo fence="true" form="prefix" stretchy="false">[</mo>
              <mrow>
                <mrow>
                  <mi mathvariant="italic">reaktant</mi>
                  <mn>1</mn>
                </mrow>
              </mrow>
              <mo fence="true" form="postfix" stretchy="false">]</mo>
            </mrow>
            <mrow>
              <mo fence="true" form="prefix" stretchy="false">(</mo>
              <mrow>
                <mrow>
                  <mi>n</mi>
                  <mi mathvariant="italic">mol</mi>
                  <mi mathvariant="italic">snovi</mi>
                </mrow>
              </mrow>
              <mo fence="true" form="postfix" stretchy="false">)</mo>
            </mrow>
          </msup>
          <mo stretchy="false">⋅</mo>
          <msup>
            <mrow>
              <mo fence="true" form="prefix" stretchy="false">[</mo>
              <mrow>
                <mrow>
                  <mi mathvariant="italic">reaktant</mi>
                  <mn>2</mn>
                </mrow>
              </mrow>
              <mo fence="true" form="postfix" stretchy="false">]</mo>
            </mrow>
            <mrow>
              <mo fence="true" form="prefix" stretchy="false">(</mo>
              <mrow>
                <mrow>
                  <mi>n</mi>
                  <mi mathvariant="italic">mol</mi>
                  <mi mathvariant="italic">snovi</mi>
                </mrow>
              </mrow>
              <mo fence="true" form="postfix" stretchy="false">)</mo>
            </mrow>
          </msup>
          <mo stretchy="false">⋅</mo>
          <mn>...</mn>
        </mrow>
      </mfrac>
    </mrow>
    <annotation encoding="StarMath 5.0">K_C = frac {[produkt1 ]^(n mol snovi) cdot [produkt 2]^(n mol snovi) cdot ...} {[reaktant 1]^(n mol snovi) cdot [reaktant 2]^(n mol snovi) cdot ...}</annotation>
  </semantics>
</math>
</file>